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16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10.2327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209in"/>
    </style:style>
    <style:style style:name="co9" style:family="table-column">
      <style:table-column-properties fo:break-before="auto" style:column-width="0.7984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0.7626in"/>
    </style:style>
    <style:style style:name="co13" style:family="table-column">
      <style:table-column-properties fo:break-before="auto" style:column-width="0.3693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2047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217in"/>
    </style:style>
    <style:style style:name="co23" style:family="table-column">
      <style:table-column-properties fo:break-before="auto" style:column-width="0.6646in"/>
    </style:style>
    <style:style style:name="co24" style:family="table-column">
      <style:table-column-properties fo:break-before="auto" style:column-width="0.6543in"/>
    </style:style>
    <style:style style:name="co25" style:family="table-column">
      <style:table-column-properties fo:break-before="auto" style:column-width="1.9945in"/>
    </style:style>
    <style:style style:name="co26" style:family="table-column">
      <style:table-column-properties fo:break-before="auto" style:column-width="1.9299in"/>
    </style:style>
    <style:style style:name="co27" style:family="table-column">
      <style:table-column-properties fo:break-before="auto" style:column-width="3.04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able-cell-properties fo:background-color="#ffff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/>
    <style:style style:name="ce9" style:family="table-cell" style:parent-style-name="Default" style:data-style-name="N119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 calcext:value-type="string">
            <text:p>dip_predict_1~0_0_-0~1%_TP0_TR0_SL0</text:p>
          </table:table-cell>
          <table:table-cell table:style-name="ce1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3" office:value-type="float" office:value="-240.199999999999" calcext:value-type="float">
            <text:p>-240.2</text:p>
          </table:table-cell>
          <table:table-cell table:style-name="ce5" office:value-type="float" office:value="0.025974025974026" calcext:value-type="float">
            <text:p>0.03</text:p>
          </table:table-cell>
          <table:table-cell table:style-name="ce5" office:value-type="float" office:value="0.526446378174976" calcext:value-type="float">
            <text:p>0.53</text:p>
          </table:table-cell>
          <table:table-cell table:style-name="ce5" office:value-type="float" office:value="0.0157068062827225" calcext:value-type="float">
            <text:p>0.02</text:p>
          </table:table-cell>
          <table:table-cell table:style-name="ce5" office:value-type="float" office:value="0.075" calcext:value-type="float">
            <text:p>0.08</text:p>
          </table:table-cell>
          <table:table-cell table:style-name="ce5" office:value-type="float" office:value="0.977892756349953" calcext:value-type="float">
            <text:p>0.98</text:p>
          </table:table-cell>
          <table:table-cell table:style-name="ce3" office:value-type="float" office:value="0.0132743362831858" calcext:value-type="float">
            <text:p>0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/40]-[188/8504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1.1" calcext:value-type="float">
            <text:p>-1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 calcext:value-type="string">
            <text:p>dip_predict_1~0_0_-0~1%_TP0_TR0_SL0</text:p>
          </table:table-cell>
          <table:table-cell table:style-name="ce1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3" office:value-type="float" office:value="-141.5" calcext:value-type="float">
            <text:p>-141.5</text:p>
          </table:table-cell>
          <table:table-cell table:style-name="ce5" office:value-type="float" office:value="0.0425531914893617" calcext:value-type="float">
            <text:p>0.04</text:p>
          </table:table-cell>
          <table:table-cell table:style-name="ce5" office:value-type="float" office:value="0.531738005644403" calcext:value-type="float">
            <text:p>0.53</text:p>
          </table:table-cell>
          <table:table-cell table:style-name="ce5" office:value-type="float" office:value="0.0297029702970297" calcext:value-type="float">
            <text:p>0.03</text:p>
          </table:table-cell>
          <table:table-cell table:style-name="ce5" office:value-type="float" office:value="0.075" calcext:value-type="float">
            <text:p>0.08</text:p>
          </table:table-cell>
          <table:table-cell table:style-name="ce5" office:value-type="float" office:value="0.988476011288805" calcext:value-type="float">
            <text:p>0.99</text:p>
          </table:table-cell>
          <table:table-cell table:style-name="ce3" office:value-type="float" office:value="0.0220588235294118" calcext:value-type="float">
            <text:p>0.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/40]-[98/8504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1.1" calcext:value-type="float">
            <text:p>-1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6"/>
        <table:table-column table:style-name="co22" table:default-cell-style-name="ce7"/>
        <table:table-column table:style-name="co23" table:default-cell-style-name="ce7"/>
        <table:table-column table:style-name="co6" table:default-cell-style-name="ce8"/>
        <table:table-column table:style-name="co24" table:default-cell-style-name="ce8"/>
        <table:table-column table:style-name="co21" table:default-cell-style-name="Default"/>
        <table:table-column table:style-name="co21" table:default-cell-style-name="ce8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row table:style-name="ro2">
          <table:table-cell office:value-type="float" office:value="0.001">
            <text:p>0.001</text:p>
          </table:table-cell>
          <table:table-cell office:value-type="string">
            <text:p>10m</text:p>
          </table:table-cell>
          <table:table-cell table:number-columns-repeated="12"/>
        </table:table-row>
        <table:table-row table:style-name="ro2">
          <table:table-cell office:value-type="float" office:value="0.002">
            <text:p>0.002</text:p>
          </table:table-cell>
          <table:table-cell office:value-type="string">
            <text:p>20m</text:p>
          </table:table-cell>
          <table:table-cell table:number-columns-repeated="12"/>
        </table:table-row>
        <table:table-row table:style-name="ro2">
          <table:table-cell office:value-type="float" office:value="0.003">
            <text:p>0.003</text:p>
          </table:table-cell>
          <table:table-cell office:value-type="string">
            <text:p>30m</text:p>
          </table:table-cell>
          <table:table-cell table:number-columns-repeated="12"/>
        </table:table-row>
        <table:table-row table:style-name="ro2">
          <table:table-cell office:value-type="float" office:value="0.005">
            <text:p>0.005</text:p>
          </table:table-cell>
          <table:table-cell office:value-type="string">
            <text:p>1h</text:p>
          </table:table-cell>
          <table:table-cell table:number-columns-repeated="12"/>
        </table:table-row>
        <table:table-row table:style-name="ro2">
          <table:table-cell office:value-type="float" office:value="0.01">
            <text:p>0.01</text:p>
          </table:table-cell>
          <table:table-cell office:value-type="string">
            <text:p>4h</text:p>
          </table:table-cell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>
            <text:p>ratio</text:p>
          </table:table-cell>
          <table:table-cell table:style-name="Default" office:value-type="string">
            <text:p>time</text:p>
          </table:table-cell>
          <table:table-cell office:value-type="string">
            <text:p>dips</text:p>
          </table:table-cell>
          <table:table-cell office:value-type="string">
            <text:p>non-dips</text:p>
          </table:table-cell>
          <table:table-cell office:value-type="string">
            <text:p>F1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reward_multiplier_combo_buy</text:p>
          </table:table-cell>
          <table:table-cell office:value-type="string">
            <text:p>layers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">
            <text:p>0.002</text:p>
          </table:table-cell>
          <table:table-cell table:style-name="Default" office:value-type="string">
            <text:p>20m</text:p>
          </table:table-cell>
          <table:table-cell office:value-type="float" office:value="44364">
            <text:p>44364</text:p>
          </table:table-cell>
          <table:table-cell office:value-type="float" office:value="83796">
            <text:p>83796</text:p>
          </table:table-cell>
          <table:table-cell table:number-columns-repeated="9"/>
        </table:table-row>
        <table:table-row table:style-name="ro2">
          <table:table-cell office:value-type="string">
            <text:p>Fidelity</text:p>
          </table:table-cell>
          <table:table-cell table:number-columns-repeated="13"/>
        </table:table-row>
        <table:table-row table:style-name="ro2">
          <table:table-cell office:value-type="string">
            <text:p>10m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formula="of:=2*([.D14]/([.D14]+[.E14]))*([.D14]/[.$D$11])/(([.D14]/([.D14]+[.E14])) + ([.D14]/[.$D$11]))" office:value-type="float" office:value="0.00394919894089665">
            <text:p>0.004</text:p>
          </table:table-cell>
          <table:table-cell table:formula="of:=[.D14]/([.E14]+1)" office:value-type="float" office:value="0.765217391304348">
            <text:p>0.765</text:p>
          </table:table-cell>
          <table:table-cell/>
          <table:table-cell table:style-name="ce9" table:formula="of:=[.F14]*[.G14]*[.G14]" office:value-type="float" office:value="0.00231248367472995">
            <text:p>0.002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1954">
            <text:p>11954</text:p>
          </table:table-cell>
          <table:table-cell office:value-type="float" office:value="16013">
            <text:p>16013</text:p>
          </table:table-cell>
          <table:table-cell table:formula="of:=2*([.D15]/([.D15]+[.E15]))*([.D15]/[.$D$11])/(([.D15]/([.D15]+[.E15])) + ([.D15]/[.$D$11]))" office:value-type="float" office:value="0.330536008073993">
            <text:p>0.331</text:p>
          </table:table-cell>
          <table:table-cell table:formula="of:=[.D15]/([.E15]+1)" office:value-type="float" office:value="0.7464718371425">
            <text:p>0.746</text:p>
          </table:table-cell>
          <table:table-cell/>
          <table:table-cell table:style-name="ce9" table:formula="of:=[.F15]*[.G15]*[.G15]" office:value-type="float" office:value="0.184181341731624">
            <text:p>0.184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2">
            <text:p>122</text:p>
          </table:table-cell>
          <table:table-cell office:value-type="float" office:value="55">
            <text:p>55</text:p>
          </table:table-cell>
          <table:table-cell table:formula="of:=2*([.D16]/([.D16]+[.E16]))*([.D16]/[.$D$11])/(([.D16]/([.D16]+[.E16])) + ([.D16]/[.$D$11]))" office:value-type="float" office:value="0.00547809883029119">
            <text:p>0.005</text:p>
          </table:table-cell>
          <table:table-cell table:formula="of:=[.D16]/([.E16]+1)" office:value-type="float" office:value="2.17857142857143">
            <text:p>2.179</text:p>
          </table:table-cell>
          <table:table-cell/>
          <table:table-cell table:style-name="ce9" table:formula="of:=[.F16]*[.G16]*[.G16]" office:value-type="float" office:value="0.0260000073310121">
            <text:p>0.026</text:p>
          </table:table-cell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office:value-type="float" office:value="23516">
            <text:p>23516</text:p>
          </table:table-cell>
          <table:table-cell office:value-type="float" office:value="32431">
            <text:p>32431</text:p>
          </table:table-cell>
          <table:table-cell table:formula="of:=2*([.D17]/([.D17]+[.E17]))*([.D17]/[.$D$11])/(([.D17]/([.D17]+[.E17])) + ([.D17]/[.$D$11]))" office:value-type="float" office:value="0.4688618396786">
            <text:p>0.469</text:p>
          </table:table-cell>
          <table:table-cell table:formula="of:=[.D17]/([.E17]+1)" office:value-type="float" office:value="0.72508633448446">
            <text:p>0.725</text:p>
          </table:table-cell>
          <table:table-cell/>
          <table:table-cell table:style-name="ce9" table:formula="of:=[.F17]*[.G17]*[.G17]" office:value-type="float" office:value="0.246504202446349">
            <text:p>0.247</text:p>
          </table:table-cell>
          <table:table-cell office:value-type="float" office:value="2021">
            <text:p>2021</text:p>
          </table:table-cell>
          <table:table-cell office:value-type="float" office:value="10">
            <text:p>10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9740">
            <text:p>19740</text:p>
          </table:table-cell>
          <table:table-cell office:value-type="float" office:value="26765">
            <text:p>26765</text:p>
          </table:table-cell>
          <table:table-cell table:formula="of:=2*([.D18]/([.D18]+[.E18]))*([.D18]/[.$D$11])/(([.D18]/([.D18]+[.E18])) + ([.D18]/[.$D$11]))" office:value-type="float" office:value="0.434471601976472">
            <text:p>0.434</text:p>
          </table:table-cell>
          <table:table-cell table:formula="of:=[.D18]/([.E18]+1)" office:value-type="float" office:value="0.737502802062318">
            <text:p>0.738</text:p>
          </table:table-cell>
          <table:table-cell/>
          <table:table-cell table:style-name="ce9" table:formula="of:=[.F18]*[.G18]*[.G18]" office:value-type="float" office:value="0.23631361545527">
            <text:p>0.23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table:formula="of:=2*([.D19]/([.D19]+[.E19]))*([.D19]/[.$D$11])/(([.D19]/([.D19]+[.E19])) + ([.D19]/[.$D$11]))" office:value-type="float" office:value="0.0120980296223814">
            <text:p>0.012</text:p>
          </table:table-cell>
          <table:table-cell table:formula="of:=[.D19]/([.E19]+1)" office:value-type="float" office:value="0.821752265861027">
            <text:p>0.822</text:p>
          </table:table-cell>
          <table:table-cell/>
          <table:table-cell table:style-name="ce9" table:formula="of:=[.F19]*[.G19]*[.G19]" office:value-type="float" office:value="0.00816951856575115">
            <text:p>0.00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2*([.D20]/([.D20]+[.E20]))*([.D20]/[.$D$11])/(([.D20]/([.D20]+[.E20])) + ([.D20]/[.$D$11]))" office:value-type="float" office:value="0.00207095263821358">
            <text:p>0.002</text:p>
          </table:table-cell>
          <table:table-cell table:formula="of:=[.D20]/([.E20]+1)" office:value-type="float" office:value="3.06666666666667">
            <text:p>3.067</text:p>
          </table:table-cell>
          <table:table-cell/>
          <table:table-cell table:style-name="ce9" table:formula="of:=[.F20]*[.G20]*[.G20]" office:value-type="float" office:value="0.0194761590331552">
            <text:p>0.019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5m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522">
            <text:p>3522</text:p>
          </table:table-cell>
          <table:table-cell office:value-type="float" office:value="3645">
            <text:p>3645</text:p>
          </table:table-cell>
          <table:table-cell table:formula="of:=2*([.D23]/([.D23]+[.E23]))*([.D23]/[.$D$11])/(([.D23]/([.D23]+[.E23])) + ([.D23]/[.$D$11]))" office:value-type="float" office:value="0.136694416952902">
            <text:p>0.137</text:p>
          </table:table-cell>
          <table:table-cell table:formula="of:=[.D23]/([.E23]+1)" office:value-type="float" office:value="0.965990126165661">
            <text:p>0.966</text:p>
          </table:table-cell>
          <table:table-cell/>
          <table:table-cell table:style-name="ce9" table:formula="of:=[.F23]*[.G23]*[.G23]" office:value-type="float" office:value="0.127554607742839">
            <text:p>0.128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9172">
            <text:p>19172</text:p>
          </table:table-cell>
          <table:table-cell office:value-type="float" office:value="23649">
            <text:p>23649</text:p>
          </table:table-cell>
          <table:table-cell table:formula="of:=2*([.D24]/([.D24]+[.E24]))*([.D24]/[.$D$11])/(([.D24]/([.D24]+[.E24])) + ([.D24]/[.$D$11]))" office:value-type="float" office:value="0.439800424384929">
            <text:p>0.440</text:p>
          </table:table-cell>
          <table:table-cell table:formula="of:=[.D24]/([.E24]+1)" office:value-type="float" office:value="0.810655391120507">
            <text:p>0.811</text:p>
          </table:table-cell>
          <table:table-cell/>
          <table:table-cell table:style-name="ce9" table:formula="of:=[.F24]*[.G24]*[.G24]" office:value-type="float" office:value="0.289020198244294">
            <text:p>0.289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5m", "15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4090">
            <text:p>14090</text:p>
          </table:table-cell>
          <table:table-cell office:value-type="float" office:value="17006">
            <text:p>17006</text:p>
          </table:table-cell>
          <table:table-cell table:formula="of:=2*([.D25]/([.D25]+[.E25]))*([.D25]/[.$D$11])/(([.D25]/([.D25]+[.E25])) + ([.D25]/[.$D$11]))" office:value-type="float" office:value="0.373442883646965">
            <text:p>0.373</text:p>
          </table:table-cell>
          <table:table-cell table:formula="of:=[.D25]/([.E25]+1)" office:value-type="float" office:value="0.828482389604281">
            <text:p>0.828</text:p>
          </table:table-cell>
          <table:table-cell/>
          <table:table-cell table:style-name="ce9" table:formula="of:=[.F25]*[.G25]*[.G25]" office:value-type="float" office:value="0.256324872904094">
            <text:p>0.256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5m", "15m", "1h", "4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3073">
            <text:p>23073</text:p>
          </table:table-cell>
          <table:table-cell office:value-type="float" office:value="32315">
            <text:p>32315</text:p>
          </table:table-cell>
          <table:table-cell table:formula="of:=2*([.D26]/([.D26]+[.E26]))*([.D26]/[.$D$11])/(([.D26]/([.D26]+[.E26])) + ([.D26]/[.$D$11]))" office:value-type="float" office:value="0.462607266019729">
            <text:p>0.463</text:p>
          </table:table-cell>
          <table:table-cell table:formula="of:=[.D26]/([.E26]+1)" office:value-type="float" office:value="0.713980690679539">
            <text:p>0.714</text:p>
          </table:table-cell>
          <table:table-cell/>
          <table:table-cell table:style-name="ce9" table:formula="of:=[.F26]*[.G26]*[.G26]" office:value-type="float" office:value="0.235822578161856">
            <text:p>0.23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5m", "15m", "1h", "4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5332">
            <text:p>15332</text:p>
          </table:table-cell>
          <table:table-cell office:value-type="float" office:value="19635">
            <text:p>19635</text:p>
          </table:table-cell>
          <table:table-cell table:formula="of:=2*([.D27]/([.D27]+[.E27]))*([.D27]/[.$D$11])/(([.D27]/([.D27]+[.E27])) + ([.D27]/[.$D$11]))" office:value-type="float" office:value="0.386532377002685">
            <text:p>0.387</text:p>
          </table:table-cell>
          <table:table-cell table:formula="of:=[.D27]/([.E27]+1)" office:value-type="float" office:value="0.780810755754736">
            <text:p>0.781</text:p>
          </table:table-cell>
          <table:table-cell/>
          <table:table-cell table:style-name="ce9" table:formula="of:=[.F27]*[.G27]*[.G27]" office:value-type="float" office:value="0.2356554302703">
            <text:p>0.236</text:p>
          </table:table-cell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094">
            <text:p>5094</text:p>
          </table:table-cell>
          <table:table-cell office:value-type="float" office:value="5121">
            <text:p>5121</text:p>
          </table:table-cell>
          <table:table-cell table:formula="of:=2*([.D28]/([.D28]+[.E28]))*([.D28]/[.$D$11])/(([.D28]/([.D28]+[.E28])) + ([.D28]/[.$D$11]))" office:value-type="float" office:value="0.186665200901446">
            <text:p>0.187</text:p>
          </table:table-cell>
          <table:table-cell table:formula="of:=[.D28]/([.E28]+1)" office:value-type="float" office:value="0.994533385396329">
            <text:p>0.995</text:p>
          </table:table-cell>
          <table:table-cell/>
          <table:table-cell table:style-name="ce9" table:formula="of:=[.F28]*[.G28]*[.G28]" office:value-type="float" office:value="0.184629925754528">
            <text:p>0.185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8181">
            <text:p>8181</text:p>
          </table:table-cell>
          <table:table-cell office:value-type="float" office:value="11705">
            <text:p>11705</text:p>
          </table:table-cell>
          <table:table-cell table:formula="of:=2*([.D29]/([.D29]+[.E29]))*([.D29]/[.$D$11])/(([.D29]/([.D29]+[.E29])) + ([.D29]/[.$D$11]))" office:value-type="float" office:value="0.254661478599222">
            <text:p>0.255</text:p>
          </table:table-cell>
          <table:table-cell table:formula="of:=[.D29]/([.E29]+1)" office:value-type="float" office:value="0.698872373141978">
            <text:p>0.699</text:p>
          </table:table-cell>
          <table:table-cell/>
          <table:table-cell table:style-name="ce9" table:formula="of:=[.F29]*[.G29]*[.G29]" office:value-type="float" office:value="0.124382419954308">
            <text:p>0.124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2" table:number-rows-repeated="4">
          <table:table-cell table:number-columns-repeated="8"/>
          <table:table-cell table:style-name="ce9"/>
          <table:table-cell table:number-columns-repeated="5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string">
            <text:p>4h</text:p>
          </table:table-cell>
          <table:table-cell office:value-type="float" office:value="36213">
            <text:p>36213</text:p>
          </table:table-cell>
          <table:table-cell office:value-type="float" office:value="91947">
            <text:p>91947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2">
          <table:table-cell office:value-type="string">
            <text:p>1h</text:p>
          </table:table-cell>
          <table:table-cell table:number-columns-repeated="7"/>
          <table:table-cell table:style-name="ce9"/>
          <table:table-cell table:number-columns-repeated="5"/>
        </table:table-row>
        <table:table-row table:style-name="ro2">
          <table:table-cell table:number-columns-repeated="3"/>
          <table:table-cell office:value-type="float" office:value="454">
            <text:p>454</text:p>
          </table:table-cell>
          <table:table-cell office:value-type="float" office:value="228">
            <text:p>228</text:p>
          </table:table-cell>
          <table:table-cell table:formula="of:=2*([.D36]/([.D36]+[.E36]))*([.D36]/[.$D$34])/(([.D36]/([.D36]+[.E36])) + ([.D36]/[.$D$34]))" office:value-type="float" office:value="0.0246103808104079">
            <text:p>0.025</text:p>
          </table:table-cell>
          <table:table-cell table:formula="of:=[.D36]/([.E36]+1)" office:value-type="float" office:value="1.9825327510917">
            <text:p>1.983</text:p>
          </table:table-cell>
          <table:table-cell/>
          <table:table-cell table:style-name="ce9" table:formula="of:=[.F36]*[.G36]*[.G36]" office:value-type="float" office:value="0.0967295293971899">
            <text:p>0.097</text:p>
          </table:table-cell>
          <table:table-cell office:value-type="float" office:value="2020">
            <text:p>2020</text:p>
          </table:table-cell>
          <table:table-cell office:value-type="float" office:value="5">
            <text:p>5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2">
          <table:table-cell table:number-columns-repeated="3"/>
          <table:table-cell office:value-type="float" office:value="506">
            <text:p>506</text:p>
          </table:table-cell>
          <table:table-cell office:value-type="float" office:value="335">
            <text:p>335</text:p>
          </table:table-cell>
          <table:table-cell table:formula="of:=2*([.D37]/([.D37]+[.E37]))*([.D37]/[.$D$11])/(([.D37]/([.D37]+[.E37])) + ([.D37]/[.$D$11]))" office:value-type="float" office:value="0.0223869041035284">
            <text:p>0.022</text:p>
          </table:table-cell>
          <table:table-cell table:formula="of:=[.D37]/([.E37]+1)" office:value-type="float" office:value="1.50595238095238">
            <text:p>1.506</text:p>
          </table:table-cell>
          <table:table-cell/>
          <table:table-cell table:style-name="ce9" table:formula="of:=[.F37]*[.G37]*[.G37]" office:value-type="float" office:value="0.0507710935644398">
            <text:p>0.051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table:formula="of:=2*([.D38]/([.D38]+[.E38]))*([.D38]/[.$D$11])/(([.D38]/([.D38]+[.E38])) + ([.D38]/[.$D$11]))" office:value-type="float" office:value="0.00530468205623862">
            <text:p>0.005</text:p>
          </table:table-cell>
          <table:table-cell table:formula="of:=[.D38]/([.E38]+1)" office:value-type="float" office:value="14.75">
            <text:p>14.750</text:p>
          </table:table-cell>
          <table:table-cell/>
          <table:table-cell table:style-name="ce9" table:formula="of:=[.F38]*[.G38]*[.G38]" office:value-type="float" office:value="1.15409988986042">
            <text:p>1.154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4">
            <text:p>384</text:p>
          </table:table-cell>
          <table:table-cell office:value-type="float" office:value="424">
            <text:p>424</text:p>
          </table:table-cell>
          <table:table-cell table:formula="of:=2*([.D39]/([.D39]+[.E39]))*([.D39]/[.$D$11])/(([.D39]/([.D39]+[.E39])) + ([.D39]/[.$D$11]))" office:value-type="float" office:value="0.0170016824581599">
            <text:p>0.017</text:p>
          </table:table-cell>
          <table:table-cell table:formula="of:=[.D39]/([.E39]+1)" office:value-type="float" office:value="0.903529411764706">
            <text:p>0.904</text:p>
          </table:table-cell>
          <table:table-cell/>
          <table:table-cell table:style-name="ce9" table:formula="of:=[.F39]*[.G39]*[.G39]" office:value-type="float" office:value="0.0138795852653311">
            <text:p>0.014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 office:value-type="string">
            <text:p>Batcd-Liner-actin-Dropt-spec2-Dropt-actin-Liner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2*([.D40]/([.D40]+[.E40]))*([.D40]/[.$D$11])/(([.D40]/([.D40]+[.E40])) + ([.D40]/[.$D$11]))" office:value-type="float" office:value="0">
            <text:p>#DIV/0!</text:p>
          </table:table-cell>
          <table:table-cell table:formula="of:=[.D40]/([.E40]+1)" office:value-type="float" office:value="0">
            <text:p>0.000</text:p>
          </table:table-cell>
          <table:table-cell/>
          <table:table-cell table:style-name="ce9" table:formula="of:=[.F40]*[.G40]*[.G40]" office:value-type="float" office:value="0">
            <text:p>#DIV/0!</text:p>
          </table:table-cell>
          <table:table-cell table:number-columns-repeated="5"/>
        </table:table-row>
        <table:table-row table:style-name="ro2">
          <table:table-cell table:number-columns-repeated="3"/>
          <table:table-cell table:number-columns-repeated="2"/>
          <table:table-cell table:formula="of:=2*([.D41]/([.D41]+[.E41]))*([.D41]/[.$D$11])/(([.D41]/([.D41]+[.E41])) + ([.D41]/[.$D$11]))" office:value-type="float" office:value="0">
            <text:p>#DIV/0!</text:p>
          </table:table-cell>
          <table:table-cell table:formula="of:=[.D41]/([.E41]+1)" office:value-type="float" office:value="0">
            <text:p>0.000</text:p>
          </table:table-cell>
          <table:table-cell/>
          <table:table-cell table:style-name="ce9" table:formula="of:=[.F41]*[.G41]*[.G41]" office:value-type="float" office:value="0">
            <text:p>#DIV/0!</text:p>
          </table:table-cell>
          <table:table-cell table:number-columns-repeated="5"/>
        </table:table-row>
        <table:table-row table:style-name="ro2">
          <table:table-cell table:number-columns-repeated="3"/>
          <table:table-cell table:number-columns-repeated="2"/>
          <table:table-cell table:formula="of:=2*([.D42]/([.D42]+[.E42]))*([.D42]/[.$D$11])/(([.D42]/([.D42]+[.E42])) + ([.D42]/[.$D$11]))" office:value-type="float" office:value="0">
            <text:p>#DIV/0!</text:p>
          </table:table-cell>
          <table:table-cell table:formula="of:=[.D42]/([.E42]+1)" office:value-type="float" office:value="0">
            <text:p>0.000</text:p>
          </table:table-cell>
          <table:table-cell/>
          <table:table-cell table:style-name="ce9" table:formula="of:=[.F42]*[.G42]*[.G42]" office:value-type="float" office:value="0">
            <text:p>#DIV/0!</text:p>
          </table:table-cell>
          <table:table-cell table:number-columns-repeated="5"/>
        </table:table-row>
        <table:table-row table:style-name="ro2">
          <table:table-cell table:number-columns-repeated="3"/>
          <table:table-cell table:number-columns-repeated="2"/>
          <table:table-cell table:formula="of:=2*([.D43]/([.D43]+[.E43]))*([.D43]/[.$D$11])/(([.D43]/([.D43]+[.E43])) + ([.D43]/[.$D$11]))" office:value-type="float" office:value="0">
            <text:p>#DIV/0!</text:p>
          </table:table-cell>
          <table:table-cell table:formula="of:=[.D43]/([.E43]+1)" office:value-type="float" office:value="0">
            <text:p>0.000</text:p>
          </table:table-cell>
          <table:table-cell/>
          <table:table-cell table:style-name="ce9" table:formula="of:=[.F43]*[.G43]*[.G43]" office:value-type="float" office:value="0">
            <text:p>#DIV/0!</text:p>
          </table:table-cell>
          <table:table-cell table:number-columns-repeated="5"/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4">01/24/2025</text:date>, <text:time>22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24T22:37:03</dc:date>
    <meta:generator>OpenOffice/4.1.15$Unix OpenOffice.org_project/4115m2$Build-9813</meta:generator>
    <meta:editing-duration>PT11M23S</meta:editing-duration>
    <meta:editing-cycles>3</meta:editing-cycles>
    <meta:document-statistic meta:table-count="2" meta:cell-count="297" meta:object-count="0"/>
    <meta:user-defined meta:name=""/>
  </office:meta>
</office:document-meta>
</file>